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85cm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ＭＳ Ｐゴシック" fo:font-size="10pt" fo:font-style="italic" fo:text-shadow="none" style:text-underline-style="none" fo:font-weight="normal" style:font-name-asian="ＭＳ Ｐゴシック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66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hoice" table:style-name="ta3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#language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en_u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ok</text:p>
          </table:table-cell>
          <table:table-cell table:style-name="ce1" office:value-type="string">
            <text:p>O.K.</text:p>
          </table:table-cell>
          <table:table-cell table:style-name="ce1" table:number-columns-repeated="2"/>
          <table:table-cell table:style-name="ce1" office:value-type="string">
            <text:p>ここには自由にコメントを記載できる。</text:p>
          </table:table-cell>
        </table:table-row>
        <table:table-row table:style-name="ro1">
          <table:table-cell/>
          <table:table-cell office:value-type="string">
            <text:p>decide</text:p>
          </table:table-cell>
          <table:table-cell office:value-type="string">
            <text:p>決定</text:p>
          </table:table-cell>
          <table:table-cell office:value-type="string">
            <text:p>Decide</text:p>
          </table:table-cell>
          <table:table-cell/>
          <table:table-cell table:style-name="ce4" office:value-type="string">
            <text:p>装飾<text:span text:style-name="T1">を</text:span><text:span text:style-name="T2">施しても</text:span><text:span text:style-name="T1">良い。</text:span>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ve" table:style-name="ta2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#language</text:p>
          </table:table-cell>
          <table:table-cell table:style-name="ce2" office:value-type="string">
            <text:p>default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save</text:p>
          </table:table-cell>
          <table:table-cell table:style-name="ce1" office:value-type="string">
            <text:p>保存する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load</text:p>
          </table:table-cell>
          <table:table-cell office:value-type="string">
            <text:p>読み込む</text:p>
          </table:table-cell>
          <table:table-cell/>
          <table:table-cell table:style-name="ce4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2015/12/07</text:date>, <text:time>13:5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3:56:56.32</dc:date>
    <meta:editing-cycles>12</meta:editing-cycles>
    <meta:editing-duration>P23DT22H20M55S</meta:editing-duration>
    <meta:generator>OpenOffice/4.1.1$Win32 OpenOffice.org_project/411m6$Build-9775</meta:generator>
    <meta:document-statistic meta:table-count="2" meta:cell-count="16" meta:object-count="0"/>
  </office:meta>
</office:document-meta>
</file>